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E000003469C84F68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View Dishes screen which can be found on the Tool Bar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085cm" svg:height="16.294cm" svg:x="2.215cm" svg:y="1.006cm">
          <draw:image xlink:href="Pictures/100002010000045E000003469C84F6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31:06.164000000</dc:date>
    <meta:editing-duration>PT39M29S</meta:editing-duration>
    <meta:editing-cycles>22</meta:editing-cycles>
    <meta:generator>LibreOffice/4.3.2.2$Windows_x86 LibreOffice_project/edfb5295ba211bd31ad47d0bad0118690f76407d</meta:generator>
    <meta:document-statistic meta:object-count="2"/>
  </office:meta>
</office:document-meta>
</file>